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8.8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Monuments_201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MONUMENT,N,11,0</text:p>
          </table:table-cell>
          <table:table-cell office:value-type="string">
            <text:p>NOM,C,50</text:p>
          </table:table-cell>
          <table:table-cell office:value-type="string">
            <text:p>X,N,19,15</text:p>
          </table:table-cell>
          <table:table-cell office:value-type="string">
            <text:p>Y,N,19,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nument aux défunts de Madagascar</text:p>
          </table:table-cell>
          <table:table-cell office:value-type="float" office:value="3.894119">
            <text:p>3,894119</text:p>
          </table:table-cell>
          <table:table-cell office:value-type="float" office:value="43.627756">
            <text:p>43,6277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nument aux morts 1914-1918</text:p>
          </table:table-cell>
          <table:table-cell office:value-type="float" office:value="3.892094">
            <text:p>3,892094</text:p>
          </table:table-cell>
          <table:table-cell office:value-type="float" office:value="43.627228">
            <text:p>43,6272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nument aux morts 1870-1871</text:p>
          </table:table-cell>
          <table:table-cell office:value-type="float" office:value="3.894679">
            <text:p>3,894679</text:p>
          </table:table-cell>
          <table:table-cell office:value-type="float" office:value="43.626281">
            <text:p>43,62628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nument Indo-Chinois</text:p>
          </table:table-cell>
          <table:table-cell office:value-type="float" office:value="3.892853">
            <text:p>3,892853</text:p>
          </table:table-cell>
          <table:table-cell office:value-type="float" office:value="43.625486">
            <text:p>43,6254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nument Franco-Belge</text:p>
          </table:table-cell>
          <table:table-cell office:value-type="float" office:value="3.892644">
            <text:p>3,892644</text:p>
          </table:table-cell>
          <table:table-cell office:value-type="float" office:value="43.625731">
            <text:p>43,6257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onument aux rapatriés d'Algérie</text:p>
          </table:table-cell>
          <table:table-cell office:value-type="float" office:value="3.889756">
            <text:p>3,889756</text:p>
          </table:table-cell>
          <table:table-cell office:value-type="float" office:value="43.62374">
            <text:p>43,623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onument aux morts 1939-1945 Indochine et Algérie</text:p>
          </table:table-cell>
          <table:table-cell office:value-type="float" office:value="3.891454">
            <text:p>3,891454</text:p>
          </table:table-cell>
          <table:table-cell office:value-type="float" office:value="43.624123">
            <text:p>43,6241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uste de Jean Monnet en bronze</text:p>
          </table:table-cell>
          <table:table-cell office:value-type="float" office:value="3.889606">
            <text:p>3,889606</text:p>
          </table:table-cell>
          <table:table-cell office:value-type="float" office:value="43.603915">
            <text:p>43,6039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rand Bassin Grammont</text:p>
          </table:table-cell>
          <table:table-cell office:value-type="float" office:value="3.928945">
            <text:p>3,928945</text:p>
          </table:table-cell>
          <table:table-cell office:value-type="float" office:value="43.615538">
            <text:p>43,6155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uste "Dame d'Elche" en pierre</text:p>
          </table:table-cell>
          <table:table-cell office:value-type="float" office:value="3.885404">
            <text:p>3,885404</text:p>
          </table:table-cell>
          <table:table-cell office:value-type="float" office:value="43.609039">
            <text:p>43,60903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ontaine statue danseuse</text:p>
          </table:table-cell>
          <table:table-cell office:value-type="float" office:value="3.890684">
            <text:p>3,890684</text:p>
          </table:table-cell>
          <table:table-cell office:value-type="float" office:value="43.610203">
            <text:p>43,61020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tatue "Orlando Furioso" ou "Rolland portant son c</text:p>
          </table:table-cell>
          <table:table-cell office:value-type="float" office:value="3.896451">
            <text:p>3,896451</text:p>
          </table:table-cell>
          <table:table-cell office:value-type="float" office:value="43.607567">
            <text:p>43,60756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tatue Vierge en métal</text:p>
          </table:table-cell>
          <table:table-cell office:value-type="float" office:value="3.816283">
            <text:p>3,816283</text:p>
          </table:table-cell>
          <table:table-cell office:value-type="float" office:value="43.627829">
            <text:p>43,62782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tatue Hecate et Cerbère en marbre</text:p>
          </table:table-cell>
          <table:table-cell office:value-type="float" office:value="3.926442">
            <text:p>3,926442</text:p>
          </table:table-cell>
          <table:table-cell office:value-type="float" office:value="43.617678">
            <text:p>43,61767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tatue et bassin parc de Grammont</text:p>
          </table:table-cell>
          <table:table-cell office:value-type="float" office:value="3.92941">
            <text:p>3,92941</text:p>
          </table:table-cell>
          <table:table-cell office:value-type="float" office:value="43.616154">
            <text:p>43,6161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 lions grand escalier château Grammont</text:p>
          </table:table-cell>
          <table:table-cell office:value-type="float" office:value="3.930043">
            <text:p>3,930043</text:p>
          </table:table-cell>
          <table:table-cell office:value-type="float" office:value="43.615564">
            <text:p>43,61556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ombe de femme</text:p>
          </table:table-cell>
          <table:table-cell office:value-type="float" office:value="3.92944">
            <text:p>3,92944</text:p>
          </table:table-cell>
          <table:table-cell office:value-type="float" office:value="43.615271">
            <text:p>43,61527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onument aux morts en béton</text:p>
          </table:table-cell>
          <table:table-cell office:value-type="float" office:value="3.826603">
            <text:p>3,826603</text:p>
          </table:table-cell>
          <table:table-cell office:value-type="float" office:value="43.616939">
            <text:p>43,6169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uffet d'eau parc Guirlande</text:p>
          </table:table-cell>
          <table:table-cell office:value-type="float" office:value="3.859753">
            <text:p>3,859753</text:p>
          </table:table-cell>
          <table:table-cell office:value-type="float" office:value="43.606982">
            <text:p>43,60698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 statues lions en pierre</text:p>
          </table:table-cell>
          <table:table-cell office:value-type="float" office:value="3.860468">
            <text:p>3,860468</text:p>
          </table:table-cell>
          <table:table-cell office:value-type="float" office:value="43.607535">
            <text:p>43,60753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onument aux morts en marbre</text:p>
          </table:table-cell>
          <table:table-cell office:value-type="float" office:value="3.857592">
            <text:p>3,857592</text:p>
          </table:table-cell>
          <table:table-cell office:value-type="float" office:value="43.610684">
            <text:p>43,61068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tatue "La prairie" en marbre</text:p>
          </table:table-cell>
          <table:table-cell office:value-type="float" office:value="3.882187">
            <text:p>3,882187</text:p>
          </table:table-cell>
          <table:table-cell office:value-type="float" office:value="43.610606">
            <text:p>43,61060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tatue "Marsyas" en marbre</text:p>
          </table:table-cell>
          <table:table-cell office:value-type="float" office:value="3.881948">
            <text:p>3,881948</text:p>
          </table:table-cell>
          <table:table-cell office:value-type="float" office:value="43.610609">
            <text:p>43,61060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onument à Jean Jaurès</text:p>
          </table:table-cell>
          <table:table-cell office:value-type="float" office:value="3.881686">
            <text:p>3,881686</text:p>
          </table:table-cell>
          <table:table-cell office:value-type="float" office:value="43.610374">
            <text:p>43,61037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tatue "Le vent" marbre et fer</text:p>
          </table:table-cell>
          <table:table-cell office:value-type="float" office:value="3.88118">
            <text:p>3,88118</text:p>
          </table:table-cell>
          <table:table-cell office:value-type="float" office:value="43.611286">
            <text:p>43,6112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onument aux morts (Colonnade)</text:p>
          </table:table-cell>
          <table:table-cell office:value-type="float" office:value="3.88256">
            <text:p>3,88256</text:p>
          </table:table-cell>
          <table:table-cell office:value-type="float" office:value="43.610009">
            <text:p>43,61000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onument arménien en bronze et béton</text:p>
          </table:table-cell>
          <table:table-cell office:value-type="float" office:value="3.881682">
            <text:p>3,881682</text:p>
          </table:table-cell>
          <table:table-cell office:value-type="float" office:value="43.611529">
            <text:p>43,61152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tatue Jean Jaurès place J. Jaurès</text:p>
          </table:table-cell>
          <table:table-cell office:value-type="float" office:value="3.877733">
            <text:p>3,877733</text:p>
          </table:table-cell>
          <table:table-cell office:value-type="float" office:value="43.609961">
            <text:p>43,60996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tatue "Le chant rustique" en pierre</text:p>
          </table:table-cell>
          <table:table-cell office:value-type="float" office:value="3.880095">
            <text:p>3,880095</text:p>
          </table:table-cell>
          <table:table-cell office:value-type="float" office:value="43.605296">
            <text:p>43,60529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onument à Planchon en pierre</text:p>
          </table:table-cell>
          <table:table-cell office:value-type="float" office:value="3.879909">
            <text:p>3,879909</text:p>
          </table:table-cell>
          <table:table-cell office:value-type="float" office:value="43.605843">
            <text:p>43,60584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onument aux morts "Les soldats de l'ombre" pierre</text:p>
          </table:table-cell>
          <table:table-cell office:value-type="float" office:value="3.882341">
            <text:p>3,882341</text:p>
          </table:table-cell>
          <table:table-cell office:value-type="float" office:value="43.609891">
            <text:p>43,60989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tatue femme à genoux en pierre</text:p>
          </table:table-cell>
          <table:table-cell office:value-type="float" office:value="3.818841">
            <text:p>3,818841</text:p>
          </table:table-cell>
          <table:table-cell office:value-type="float" office:value="43.613439">
            <text:p>43,61343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tatue homme assis en pierre</text:p>
          </table:table-cell>
          <table:table-cell office:value-type="float" office:value="3.818858">
            <text:p>3,818858</text:p>
          </table:table-cell>
          <table:table-cell office:value-type="float" office:value="43.613414">
            <text:p>43,61341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tatue femme et enfant allongés en pierre</text:p>
          </table:table-cell>
          <table:table-cell office:value-type="float" office:value="3.818877">
            <text:p>3,818877</text:p>
          </table:table-cell>
          <table:table-cell office:value-type="float" office:value="43.613383">
            <text:p>43,61338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tatue homme et enfant allongés en pierre</text:p>
          </table:table-cell>
          <table:table-cell office:value-type="float" office:value="3.819101">
            <text:p>3,819101</text:p>
          </table:table-cell>
          <table:table-cell office:value-type="float" office:value="43.613433">
            <text:p>43,61343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tatue femme et enfant allongés en pierre</text:p>
          </table:table-cell>
          <table:table-cell office:value-type="float" office:value="3.819353">
            <text:p>3,819353</text:p>
          </table:table-cell>
          <table:table-cell office:value-type="float" office:value="43.613505">
            <text:p>43,61350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tatue homme et enfant allongés en pierre</text:p>
          </table:table-cell>
          <table:table-cell office:value-type="float" office:value="3.819558">
            <text:p>3,819558</text:p>
          </table:table-cell>
          <table:table-cell office:value-type="float" office:value="43.613554">
            <text:p>43,61355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tatue femme et enfant allongés</text:p>
          </table:table-cell>
          <table:table-cell office:value-type="float" office:value="3.819541">
            <text:p>3,819541</text:p>
          </table:table-cell>
          <table:table-cell office:value-type="float" office:value="43.613579">
            <text:p>43,61357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Homme et enfant allongés</text:p>
          </table:table-cell>
          <table:table-cell office:value-type="float" office:value="3.819476">
            <text:p>3,819476</text:p>
          </table:table-cell>
          <table:table-cell office:value-type="float" office:value="43.613684">
            <text:p>43,61368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tatue équestre Louis XIV</text:p>
          </table:table-cell>
          <table:table-cell office:value-type="float" office:value="3.870748">
            <text:p>3,870748</text:p>
          </table:table-cell>
          <table:table-cell office:value-type="float" office:value="43.611261">
            <text:p>43,61126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roix du Peyrou</text:p>
          </table:table-cell>
          <table:table-cell office:value-type="float" office:value="3.87185">
            <text:p>3,87185</text:p>
          </table:table-cell>
          <table:table-cell office:value-type="float" office:value="43.610422">
            <text:p>43,61042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roix sur colonne marbre rose</text:p>
          </table:table-cell>
          <table:table-cell office:value-type="float" office:value="3.874887">
            <text:p>3,874887</text:p>
          </table:table-cell>
          <table:table-cell office:value-type="float" office:value="43.61209">
            <text:p>43,6120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Fontaines des licornes</text:p>
          </table:table-cell>
          <table:table-cell office:value-type="float" office:value="3.874807">
            <text:p>3,874807</text:p>
          </table:table-cell>
          <table:table-cell office:value-type="float" office:value="43.612104">
            <text:p>43,61210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onument à Albert Fabre</text:p>
          </table:table-cell>
          <table:table-cell office:value-type="float" office:value="3.873678">
            <text:p>3,873678</text:p>
          </table:table-cell>
          <table:table-cell office:value-type="float" office:value="43.614106">
            <text:p>43,61410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onument au professeur Grasset</text:p>
          </table:table-cell>
          <table:table-cell office:value-type="float" office:value="3.873549">
            <text:p>3,873549</text:p>
          </table:table-cell>
          <table:table-cell office:value-type="float" office:value="43.614068">
            <text:p>43,61406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onument à Auguste Baussan</text:p>
          </table:table-cell>
          <table:table-cell office:value-type="float" office:value="3.873451">
            <text:p>3,873451</text:p>
          </table:table-cell>
          <table:table-cell office:value-type="float" office:value="43.613898">
            <text:p>43,61389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onument à Moquin Tendon</text:p>
          </table:table-cell>
          <table:table-cell office:value-type="float" office:value="3.873782">
            <text:p>3,873782</text:p>
          </table:table-cell>
          <table:table-cell office:value-type="float" office:value="43.613975">
            <text:p>43,61397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laque Jean Moulin</text:p>
          </table:table-cell>
          <table:table-cell office:value-type="float" office:value="3.868629">
            <text:p>3,868629</text:p>
          </table:table-cell>
          <table:table-cell office:value-type="float" office:value="43.611404">
            <text:p>43,61140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Fontaine de l'intendance ou fontaine de Montpellie</text:p>
          </table:table-cell>
          <table:table-cell office:value-type="float" office:value="3.876165">
            <text:p>3,876165</text:p>
          </table:table-cell>
          <table:table-cell office:value-type="float" office:value="43.611319">
            <text:p>43,61131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tatue "le paradis perdu" plan de l'Université</text:p>
          </table:table-cell>
          <table:table-cell office:value-type="float" office:value="3.875811">
            <text:p>3,875811</text:p>
          </table:table-cell>
          <table:table-cell office:value-type="float" office:value="43.612985">
            <text:p>43,61298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onument à Jeanne d'Arc</text:p>
          </table:table-cell>
          <table:table-cell office:value-type="float" office:value="3.875921">
            <text:p>3,875921</text:p>
          </table:table-cell>
          <table:table-cell office:value-type="float" office:value="43.614975">
            <text:p>43,61497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Fontaine en pierre</text:p>
          </table:table-cell>
          <table:table-cell office:value-type="float" office:value="3.876613">
            <text:p>3,876613</text:p>
          </table:table-cell>
          <table:table-cell office:value-type="float" office:value="43.610861">
            <text:p>43,61086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2 vasques en pierre</text:p>
          </table:table-cell>
          <table:table-cell office:value-type="float" office:value="3.876442">
            <text:p>3,876442</text:p>
          </table:table-cell>
          <table:table-cell office:value-type="float" office:value="43.610873">
            <text:p>43,61087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tatue "la Vigne"</text:p>
          </table:table-cell>
          <table:table-cell office:value-type="float" office:value="3.860905">
            <text:p>3,860905</text:p>
          </table:table-cell>
          <table:table-cell office:value-type="float" office:value="43.611917">
            <text:p>43,61191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oste garde Peyrou nord</text:p>
          </table:table-cell>
          <table:table-cell office:value-type="float" office:value="3.87216">
            <text:p>3,87216</text:p>
          </table:table-cell>
          <table:table-cell office:value-type="float" office:value="43.611604">
            <text:p>43,61160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oste garde Peyrou sud</text:p>
          </table:table-cell>
          <table:table-cell office:value-type="float" office:value="3.872054">
            <text:p>3,872054</text:p>
          </table:table-cell>
          <table:table-cell office:value-type="float" office:value="43.610711">
            <text:p>43,61071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rc de Triomphe</text:p>
          </table:table-cell>
          <table:table-cell office:value-type="float" office:value="3.87248">
            <text:p>3,87248</text:p>
          </table:table-cell>
          <table:table-cell office:value-type="float" office:value="43.6111">
            <text:p>43,611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2 Lions en pierre</text:p>
          </table:table-cell>
          <table:table-cell office:value-type="float" office:value="3.871822">
            <text:p>3,871822</text:p>
          </table:table-cell>
          <table:table-cell office:value-type="float" office:value="43.611263">
            <text:p>43,61126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Buste de la reine d'Italie</text:p>
          </table:table-cell>
          <table:table-cell office:value-type="float" office:value="3.88925">
            <text:p>3,88925</text:p>
          </table:table-cell>
          <table:table-cell office:value-type="float" office:value="43.624608">
            <text:p>43,62460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roix de la Pierre Rouge</text:p>
          </table:table-cell>
          <table:table-cell office:value-type="float" office:value="3.883053">
            <text:p>3,883053</text:p>
          </table:table-cell>
          <table:table-cell office:value-type="float" office:value="43.622442">
            <text:p>43,62244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roix de Boutonnet</text:p>
          </table:table-cell>
          <table:table-cell office:value-type="float" office:value="3.872302">
            <text:p>3,872302</text:p>
          </table:table-cell>
          <table:table-cell office:value-type="float" office:value="43.622208">
            <text:p>43,62220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olonne Saint-Eloi</text:p>
          </table:table-cell>
          <table:table-cell office:value-type="float" office:value="3.866456">
            <text:p>3,866456</text:p>
          </table:table-cell>
          <table:table-cell office:value-type="float" office:value="43.62666">
            <text:p>43,6266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onument à François-Xavier Fabre</text:p>
          </table:table-cell>
          <table:table-cell office:value-type="float" office:value="3.880281">
            <text:p>3,880281</text:p>
          </table:table-cell>
          <table:table-cell office:value-type="float" office:value="43.611397">
            <text:p>43,61139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édaillon d'Ernest Michel</text:p>
          </table:table-cell>
          <table:table-cell office:value-type="float" office:value="3.880135">
            <text:p>3,880135</text:p>
          </table:table-cell>
          <table:table-cell office:value-type="float" office:value="43.611407">
            <text:p>43,61140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tatue Sébastien Bourdon rue Montpellieret</text:p>
          </table:table-cell>
          <table:table-cell office:value-type="float" office:value="3.880472">
            <text:p>3,880472</text:p>
          </table:table-cell>
          <table:table-cell office:value-type="float" office:value="43.611261">
            <text:p>43,61126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tatue Marie-Joseph Vien rue Montpellieret</text:p>
          </table:table-cell>
          <table:table-cell office:value-type="float" office:value="3.880327">
            <text:p>3,880327</text:p>
          </table:table-cell>
          <table:table-cell office:value-type="float" office:value="43.61125">
            <text:p>43,6112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tatue Jean Raoux rue Montpellieret</text:p>
          </table:table-cell>
          <table:table-cell office:value-type="float" office:value="3.880179">
            <text:p>3,880179</text:p>
          </table:table-cell>
          <table:table-cell office:value-type="float" office:value="43.611231">
            <text:p>43,61123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4 groupes scultés façade musée Fabre</text:p>
          </table:table-cell>
          <table:table-cell office:value-type="float" office:value="3.880425">
            <text:p>3,880425</text:p>
          </table:table-cell>
          <table:table-cell office:value-type="float" office:value="43.611566">
            <text:p>43,61156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ronton d'Injalabert</text:p>
          </table:table-cell>
          <table:table-cell office:value-type="float" office:value="3.880201">
            <text:p>3,880201</text:p>
          </table:table-cell>
          <table:table-cell office:value-type="float" office:value="43.611747">
            <text:p>43,61174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Monument à Rabelais</text:p>
          </table:table-cell>
          <table:table-cell office:value-type="float" office:value="3.872333">
            <text:p>3,872333</text:p>
          </table:table-cell>
          <table:table-cell office:value-type="float" office:value="43.614">
            <text:p>43,61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7 bustes des botanistes</text:p>
          </table:table-cell>
          <table:table-cell office:value-type="float" office:value="3.871747">
            <text:p>3,871747</text:p>
          </table:table-cell>
          <table:table-cell office:value-type="float" office:value="43.613697">
            <text:p>43,61369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tatue Richer de Belleval</text:p>
          </table:table-cell>
          <table:table-cell office:value-type="float" office:value="3.871085">
            <text:p>3,871085</text:p>
          </table:table-cell>
          <table:table-cell office:value-type="float" office:value="43.613525">
            <text:p>43,61352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Buste de Candolle</text:p>
          </table:table-cell>
          <table:table-cell office:value-type="float" office:value="3.87233">
            <text:p>3,87233</text:p>
          </table:table-cell>
          <table:table-cell office:value-type="float" office:value="43.613473">
            <text:p>43,6134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tatue de Lapeyronie</text:p>
          </table:table-cell>
          <table:table-cell office:value-type="float" office:value="3.873355">
            <text:p>3,873355</text:p>
          </table:table-cell>
          <table:table-cell office:value-type="float" office:value="43.61292">
            <text:p>43,6129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tatue de Barthez</text:p>
          </table:table-cell>
          <table:table-cell office:value-type="float" office:value="3.873463">
            <text:p>3,873463</text:p>
          </table:table-cell>
          <table:table-cell office:value-type="float" office:value="43.612911">
            <text:p>43,61291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tatue de Jacques Coeur</text:p>
          </table:table-cell>
          <table:table-cell office:value-type="float" office:value="3.87929">
            <text:p>3,87929</text:p>
          </table:table-cell>
          <table:table-cell office:value-type="float" office:value="43.60978">
            <text:p>43,6097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Buste de l'abbé J-B Favre</text:p>
          </table:table-cell>
          <table:table-cell office:value-type="float" office:value="3.87586">
            <text:p>3,87586</text:p>
          </table:table-cell>
          <table:table-cell office:value-type="float" office:value="43.608912">
            <text:p>43,6089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 de Morellet</text:p>
          </table:table-cell>
          <table:table-cell office:value-type="float" office:value="3.85644">
            <text:p>3,85644</text:p>
          </table:table-cell>
          <table:table-cell office:value-type="float" office:value="43.590078">
            <text:p>43,59007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Fontaine place Edouard Adam</text:p>
          </table:table-cell>
          <table:table-cell office:value-type="float" office:value="3.875785">
            <text:p>3,875785</text:p>
          </table:table-cell>
          <table:table-cell office:value-type="float" office:value="43.606544">
            <text:p>43,60654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Fontaine des Trois Grâces</text:p>
          </table:table-cell>
          <table:table-cell office:value-type="float" office:value="3.87944">
            <text:p>3,87944</text:p>
          </table:table-cell>
          <table:table-cell office:value-type="float" office:value="43.608505">
            <text:p>43,60850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tatue du Cardinal de Fleury</text:p>
          </table:table-cell>
          <table:table-cell office:value-type="float" office:value="3.872706">
            <text:p>3,872706</text:p>
          </table:table-cell>
          <table:table-cell office:value-type="float" office:value="43.611315">
            <text:p>43,61131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tatue de Cambaceres</text:p>
          </table:table-cell>
          <table:table-cell office:value-type="float" office:value="3.872872">
            <text:p>3,872872</text:p>
          </table:table-cell>
          <table:table-cell office:value-type="float" office:value="43.611302">
            <text:p>43,61130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tèle à Valéry Larbaud</text:p>
          </table:table-cell>
          <table:table-cell office:value-type="float" office:value="3.879991">
            <text:p>3,879991</text:p>
          </table:table-cell>
          <table:table-cell office:value-type="float" office:value="43.605391">
            <text:p>43,60539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ontaine jeune pâtre</text:p>
          </table:table-cell>
          <table:table-cell office:value-type="float" office:value="3.880161">
            <text:p>3,880161</text:p>
          </table:table-cell>
          <table:table-cell office:value-type="float" office:value="43.605169">
            <text:p>43,6051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Bassin square J. Monnet</text:p>
          </table:table-cell>
          <table:table-cell office:value-type="float" office:value="3.889758">
            <text:p>3,889758</text:p>
          </table:table-cell>
          <table:table-cell office:value-type="float" office:value="43.60387">
            <text:p>43,6038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Bassin avec champigon de mousse</text:p>
          </table:table-cell>
          <table:table-cell office:value-type="float" office:value="3.879787">
            <text:p>3,879787</text:p>
          </table:table-cell>
          <table:table-cell office:value-type="float" office:value="43.605469">
            <text:p>43,60546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tèle aux victimes du régime de Vichy 1940-1944</text:p>
          </table:table-cell>
          <table:table-cell office:value-type="float" office:value="3.884588">
            <text:p>3,884588</text:p>
          </table:table-cell>
          <table:table-cell office:value-type="float" office:value="43.609111">
            <text:p>43,60911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laque Municipaux victimes des guerres</text:p>
          </table:table-cell>
          <table:table-cell office:value-type="float" office:value="3.884365">
            <text:p>3,884365</text:p>
          </table:table-cell>
          <table:table-cell office:value-type="float" office:value="43.609353">
            <text:p>43,60935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Tête cheval écurie Grammont</text:p>
          </table:table-cell>
          <table:table-cell office:value-type="float" office:value="3.930741">
            <text:p>3,930741</text:p>
          </table:table-cell>
          <table:table-cell office:value-type="float" office:value="43.615787">
            <text:p>43,61578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laque "Place d'armes"</text:p>
          </table:table-cell>
          <table:table-cell office:value-type="float" office:value="3.882502">
            <text:p>3,882502</text:p>
          </table:table-cell>
          <table:table-cell office:value-type="float" office:value="43.609919">
            <text:p>43,60991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Kiosque Bosc</text:p>
          </table:table-cell>
          <table:table-cell office:value-type="float" office:value="3.881528">
            <text:p>3,881528</text:p>
          </table:table-cell>
          <table:table-cell office:value-type="float" office:value="43.610664">
            <text:p>43,61066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Bassin ouest Esplanade</text:p>
          </table:table-cell>
          <table:table-cell office:value-type="float" office:value="3.881357">
            <text:p>3,881357</text:p>
          </table:table-cell>
          <table:table-cell office:value-type="float" office:value="43.612029">
            <text:p>43,61202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Gingko institut IPSEN</text:p>
          </table:table-cell>
          <table:table-cell office:value-type="float" office:value="3.881954">
            <text:p>3,881954</text:p>
          </table:table-cell>
          <table:table-cell office:value-type="float" office:value="43.611611">
            <text:p>43,61161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rbre de la liberté CG</text:p>
          </table:table-cell>
          <table:table-cell office:value-type="float" office:value="3.882095">
            <text:p>3,882095</text:p>
          </table:table-cell>
          <table:table-cell office:value-type="float" office:value="43.611459">
            <text:p>43,61145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laque à Auguste Comte</text:p>
          </table:table-cell>
          <table:table-cell office:value-type="float" office:value="3.882648">
            <text:p>3,882648</text:p>
          </table:table-cell>
          <table:table-cell office:value-type="float" office:value="43.611395">
            <text:p>43,61139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Fontaine Chambre de commerce</text:p>
          </table:table-cell>
          <table:table-cell office:value-type="float" office:value="3.877456">
            <text:p>3,877456</text:p>
          </table:table-cell>
          <table:table-cell office:value-type="float" office:value="43.608028">
            <text:p>43,60802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Tombe Serge Ivanovitch Plestscheyeff Conseillé Emp</text:p>
          </table:table-cell>
          <table:table-cell office:value-type="float" office:value="3.929744">
            <text:p>3,929744</text:p>
          </table:table-cell>
          <table:table-cell office:value-type="float" office:value="43.614751">
            <text:p>43,61475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ortail avec 2 lions en pierre</text:p>
          </table:table-cell>
          <table:table-cell office:value-type="float" office:value="3.930562">
            <text:p>3,930562</text:p>
          </table:table-cell>
          <table:table-cell office:value-type="float" office:value="43.615557">
            <text:p>43,61555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Niche en pierre</text:p>
          </table:table-cell>
          <table:table-cell office:value-type="float" office:value="3.930883">
            <text:p>3,930883</text:p>
          </table:table-cell>
          <table:table-cell office:value-type="float" office:value="43.616128">
            <text:p>43,61612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Bascule de vigneron</text:p>
          </table:table-cell>
          <table:table-cell office:value-type="float" office:value="3.930678">
            <text:p>3,930678</text:p>
          </table:table-cell>
          <table:table-cell office:value-type="float" office:value="43.616421">
            <text:p>43,61642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2 Plaques aux rois de Mallorque Jaume I et Jaume I</text:p>
          </table:table-cell>
          <table:table-cell office:value-type="float" office:value="3.873666">
            <text:p>3,873666</text:p>
          </table:table-cell>
          <table:table-cell office:value-type="float" office:value="43.614069">
            <text:p>43,61406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Observatoire</text:p>
          </table:table-cell>
          <table:table-cell office:value-type="float" office:value="3.871279">
            <text:p>3,871279</text:p>
          </table:table-cell>
          <table:table-cell office:value-type="float" office:value="43.614182">
            <text:p>43,61418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Bassin Bas sud Peyrou</text:p>
          </table:table-cell>
          <table:table-cell office:value-type="float" office:value="3.86854">
            <text:p>3,86854</text:p>
          </table:table-cell>
          <table:table-cell office:value-type="float" office:value="43.611083">
            <text:p>43,61108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assin bas N Peyrou</text:p>
          </table:table-cell>
          <table:table-cell office:value-type="float" office:value="3.86863">
            <text:p>3,86863</text:p>
          </table:table-cell>
          <table:table-cell office:value-type="float" office:value="43.611751">
            <text:p>43,61175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hâteau d'eau Peyrou</text:p>
          </table:table-cell>
          <table:table-cell office:value-type="float" office:value="3.869053">
            <text:p>3,869053</text:p>
          </table:table-cell>
          <table:table-cell office:value-type="float" office:value="43.61139">
            <text:p>43,6113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Grand Bassin Peyrou</text:p>
          </table:table-cell>
          <table:table-cell office:value-type="float" office:value="3.869265">
            <text:p>3,869265</text:p>
          </table:table-cell>
          <table:table-cell office:value-type="float" office:value="43.611375">
            <text:p>43,61137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osaïque Cadran solaire Peyrou</text:p>
          </table:table-cell>
          <table:table-cell office:value-type="float" office:value="3.86954">
            <text:p>3,86954</text:p>
          </table:table-cell>
          <table:table-cell office:value-type="float" office:value="43.61135">
            <text:p>43,6113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roix sur colonne marbre blanc pl Jean Jaurès</text:p>
          </table:table-cell>
          <table:table-cell office:value-type="float" office:value="3.877615">
            <text:p>3,877615</text:p>
          </table:table-cell>
          <table:table-cell office:value-type="float" office:value="43.609751">
            <text:p>43,60975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Fontaine Place du marché aux fleurs</text:p>
          </table:table-cell>
          <table:table-cell office:value-type="float" office:value="3.877438">
            <text:p>3,877438</text:p>
          </table:table-cell>
          <table:table-cell office:value-type="float" office:value="43.611419">
            <text:p>43,61141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Fontaine square St-Roch</text:p>
          </table:table-cell>
          <table:table-cell office:value-type="float" office:value="3.87618">
            <text:p>3,87618</text:p>
          </table:table-cell>
          <table:table-cell office:value-type="float" office:value="43.608867">
            <text:p>43,60886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Vasque marbre rose St-Roch</text:p>
          </table:table-cell>
          <table:table-cell office:value-type="float" office:value="3.875882">
            <text:p>3,875882</text:p>
          </table:table-cell>
          <table:table-cell office:value-type="float" office:value="43.609028">
            <text:p>43,6090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ontaine rue de la Saunerie</text:p>
          </table:table-cell>
          <table:table-cell office:value-type="float" office:value="3.87591">
            <text:p>3,87591</text:p>
          </table:table-cell>
          <table:table-cell office:value-type="float" office:value="43.606466">
            <text:p>43,60646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tatue "la chanson du vin" pl J Bene</text:p>
          </table:table-cell>
          <table:table-cell office:value-type="float" office:value="3.895961">
            <text:p>3,895961</text:p>
          </table:table-cell>
          <table:table-cell office:value-type="float" office:value="43.604069">
            <text:p>43,60406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Monument aux morts place Chaptal</text:p>
          </table:table-cell>
          <table:table-cell office:value-type="float" office:value="3.86766">
            <text:p>3,86766</text:p>
          </table:table-cell>
          <table:table-cell office:value-type="float" office:value="43.603355">
            <text:p>43,60335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Fontaine</text:p>
          </table:table-cell>
          <table:table-cell office:value-type="float" office:value="3.856036">
            <text:p>3,856036</text:p>
          </table:table-cell>
          <table:table-cell office:value-type="float" office:value="43.633962">
            <text:p>43,63396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L'octroi de la Paillade</text:p>
          </table:table-cell>
          <table:table-cell office:value-type="float" office:value="3.818703">
            <text:p>3,818703</text:p>
          </table:table-cell>
          <table:table-cell office:value-type="float" office:value="43.631055">
            <text:p>43,63105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La Gloriette</text:p>
          </table:table-cell>
          <table:table-cell office:value-type="float" office:value="3.818423">
            <text:p>3,818423</text:p>
          </table:table-cell>
          <table:table-cell office:value-type="float" office:value="43.631559">
            <text:p>43,63155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L'octroi du Verdanson</text:p>
          </table:table-cell>
          <table:table-cell office:value-type="float" office:value="3.882419">
            <text:p>3,882419</text:p>
          </table:table-cell>
          <table:table-cell office:value-type="float" office:value="43.614847">
            <text:p>43,61484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Lions sur piliers Château d'Ô</text:p>
          </table:table-cell>
          <table:table-cell office:value-type="float" office:value="3.841601">
            <text:p>3,841601</text:p>
          </table:table-cell>
          <table:table-cell office:value-type="float" office:value="43.631638">
            <text:p>43,63163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La Noria (haute)</text:p>
          </table:table-cell>
          <table:table-cell office:value-type="float" office:value="3.872625">
            <text:p>3,872625</text:p>
          </table:table-cell>
          <table:table-cell office:value-type="float" office:value="43.613755">
            <text:p>43,61375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cuplture moderne Place Schuman</text:p>
          </table:table-cell>
          <table:table-cell office:value-type="float" office:value="3.818126">
            <text:p>3,818126</text:p>
          </table:table-cell>
          <table:table-cell office:value-type="float" office:value="43.6202">
            <text:p>43,620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ierre dressée Place Schuman</text:p>
          </table:table-cell>
          <table:table-cell office:value-type="float" office:value="3.817994">
            <text:p>3,817994</text:p>
          </table:table-cell>
          <table:table-cell office:value-type="float" office:value="43.619696">
            <text:p>43,61969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ont romain</text:p>
          </table:table-cell>
          <table:table-cell office:value-type="float" office:value="3.817321">
            <text:p>3,817321</text:p>
          </table:table-cell>
          <table:table-cell office:value-type="float" office:value="43.614472">
            <text:p>43,61447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Château de Bonnier de la Mosson</text:p>
          </table:table-cell>
          <table:table-cell office:value-type="float" office:value="3.819125">
            <text:p>3,819125</text:p>
          </table:table-cell>
          <table:table-cell office:value-type="float" office:value="43.613767">
            <text:p>43,61376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Buffet d'eau Bonnier de la Mosson</text:p>
          </table:table-cell>
          <table:table-cell office:value-type="float" office:value="3.821182">
            <text:p>3,821182</text:p>
          </table:table-cell>
          <table:table-cell office:value-type="float" office:value="43.614095">
            <text:p>43,61409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laque à Pierre Mendès France</text:p>
          </table:table-cell>
          <table:table-cell office:value-type="float" office:value="3.926036">
            <text:p>3,926036</text:p>
          </table:table-cell>
          <table:table-cell office:value-type="float" office:value="43.607981">
            <text:p>43,60798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Fontaine Moulin de l'Evèque</text:p>
          </table:table-cell>
          <table:table-cell office:value-type="float" office:value="3.895336">
            <text:p>3,895336</text:p>
          </table:table-cell>
          <table:table-cell office:value-type="float" office:value="43.609151">
            <text:p>43,60915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adran solaire Fac de Médecine</text:p>
          </table:table-cell>
          <table:table-cell office:value-type="float" office:value="3.873587">
            <text:p>3,873587</text:p>
          </table:table-cell>
          <table:table-cell office:value-type="float" office:value="43.612917">
            <text:p>43,61291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Aquabe la baleine</text:p>
          </table:table-cell>
          <table:table-cell office:value-type="float" office:value="3.878515">
            <text:p>3,878515</text:p>
          </table:table-cell>
          <table:table-cell office:value-type="float" office:value="43.617145">
            <text:p>43,61714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Fontaine à boire</text:p>
          </table:table-cell>
          <table:table-cell office:value-type="float" office:value="3.878439">
            <text:p>3,878439</text:p>
          </table:table-cell>
          <table:table-cell office:value-type="float" office:value="43.617177">
            <text:p>43,61717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Bassin Cloître</text:p>
          </table:table-cell>
          <table:table-cell office:value-type="float" office:value="3.87865">
            <text:p>3,87865</text:p>
          </table:table-cell>
          <table:table-cell office:value-type="float" office:value="43.617393">
            <text:p>43,61739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Tracteur à chenilles</text:p>
          </table:table-cell>
          <table:table-cell office:value-type="float" office:value="3.924797">
            <text:p>3,924797</text:p>
          </table:table-cell>
          <table:table-cell office:value-type="float" office:value="43.617223">
            <text:p>43,61722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Fontaine aux chevaux</text:p>
          </table:table-cell>
          <table:table-cell office:value-type="float" office:value="3.872053">
            <text:p>3,872053</text:p>
          </table:table-cell>
          <table:table-cell office:value-type="float" office:value="43.610882">
            <text:p>43,61088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oint of view de Tony Cragg</text:p>
          </table:table-cell>
          <table:table-cell office:value-type="float" office:value="3.894573">
            <text:p>3,894573</text:p>
          </table:table-cell>
          <table:table-cell office:value-type="float" office:value="43.608999">
            <text:p>43,608999</text:p>
          </table:table-cell>
        </table:table-row>
      </table:table>
      <table:table table:name="Métadonnées" table:style-name="ta1" table:print="false">
        <table:table-column table:style-name="co5" table:default-cell-style-name="Default"/>
        <table:table-row table:style-name="ro1">
          <table:table-cell office:value-type="string">
            <text:p><text:s text:c="3"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Données publiques ouvertes - Montpellier Territoire Numérique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Fiche métadonnées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 : 89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ITRE : Monumen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ENTIFIANT : VilleMTP_MTP_Monuments_201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ESCRIPTION : Cette donnée renseigne l’emplacement des monuments (statue, bassin, stèle…) présents dans les espaces verts de la Ville de Montpellier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OUVERTUTE GÉOGRAPHIQU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ANGUE : franç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ATE PUBLICATION : 2012-07-1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ÉRIODE VALIDITÉE : Annuel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ISE À JOUR : 2012-07-1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RORIÉTAIR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IFFUSEUR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ATÉGORIE : Patrimoine / Tourism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HÈME INSPIRE : Structure, constructions humain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OTS CLÉS : monument ; espace vert ; parc ; statue ; fontaine ; stèle ; plaque ; tombe ;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ARIFICATION : Gratuit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Site : http://opendata.montpelliernumerique.fr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12/07/2012</text:date>, <text:time>11:1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12T11:18:56.07</dc:date>
    <dc:creator>Jérémie Valentin</dc:creator>
    <meta:generator>OpenOffice.org/3.4$Win32 OpenOffice.org_project/340m1$Build-9590</meta:generator>
    <meta:editing-duration>PT10S</meta:editing-duration>
    <meta:editing-cycles>1</meta:editing-cycles>
    <meta:document-statistic meta:table-count="2" meta:cell-count="566" meta:object-count="0"/>
  </office:meta>
</office:document-meta>
</file>